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8.878cm" fo:margin-left="1.792cm" fo:margin-right="6.331cm" table:align="margins"/>
    </style:style>
    <style:style style:name="表33.A" style:family="table-column">
      <style:table-column-properties style:column-width="8.878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5cm" style:rel-column-width="4338*"/>
    </style:style>
    <style:style style:name="表34.B" style:family="table-column">
      <style:table-column-properties style:column-width="6.306cm" style:rel-column-width="24308*"/>
    </style:style>
    <style:style style:name="表34.C" style:family="table-column">
      <style:table-column-properties style:column-width="9.569cm" style:rel-column-width="36889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8.878cm" fo:margin-left="1.792cm" fo:margin-right="6.331cm" table:align="margins"/>
    </style:style>
    <style:style style:name="表35.A" style:family="table-column">
      <style:table-column-properties style:column-width="8.878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6.306cm" style:rel-column-width="24308*"/>
    </style:style>
    <style:style style:name="表36.C" style:family="table-column">
      <style:table-column-properties style:column-width="9.569cm" style:rel-column-width="36889*"/>
    </style:style>
    <style:style style:name="表3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8.878cm" fo:margin-left="1.792cm" fo:margin-right="6.331cm" table:align="margins"/>
    </style:style>
    <style:style style:name="表37.A" style:family="table-column">
      <style:table-column-properties style:column-width="8.878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5cm" style:rel-column-width="4338*"/>
    </style:style>
    <style:style style:name="表38.B" style:family="table-column">
      <style:table-column-properties style:column-width="6.306cm" style:rel-column-width="24308*"/>
    </style:style>
    <style:style style:name="表38.C" style:family="table-column">
      <style:table-column-properties style:column-width="9.569cm" style:rel-column-width="36889*"/>
    </style:style>
    <style:style style:name="表3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none" fo:border-top="none" fo:border-bottom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0.58cm" style:rel-column-width="2237*"/>
    </style:style>
    <style:style style:name="表29.B" style:family="table-column">
      <style:table-column-properties style:column-width="11.472cm" style:rel-column-width="44224*"/>
    </style:style>
    <style:style style:name="表29.C" style:family="table-column">
      <style:table-column-properties style:column-width="4.948cm" style:rel-column-width="1907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B16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8.878cm" fo:margin-left="1.792cm" fo:margin-right="6.331cm" table:align="margins"/>
    </style:style>
    <style:style style:name="表39.A" style:family="table-column">
      <style:table-column-properties style:column-width="8.878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5cm" style:rel-column-width="4338*"/>
    </style:style>
    <style:style style:name="表40.B" style:family="table-column">
      <style:table-column-properties style:column-width="6.306cm" style:rel-column-width="24308*"/>
    </style:style>
    <style:style style:name="表40.C" style:family="table-column">
      <style:table-column-properties style:column-width="9.569cm" style:rel-column-width="36889*"/>
    </style:style>
    <style:style style:name="表4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C1" style:family="table-cell">
      <style:table-cell-properties fo:padding="0.097cm" fo:border="0.002cm solid #000000"/>
    </style:style>
    <style:style style:name="表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none" fo:border-top="none" fo:border-bottom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Table_20_Contents">
      <style:text-properties fo:font-size="24pt" style:font-size-asian="24pt" style:font-size-complex="24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4" style:family="paragraph" style:parent-style-name="Standard">
      <style:text-properties fo:font-size="24pt" style:font-size-asian="24pt" style:font-size-complex="24pt"/>
    </style:style>
    <style:style style:name="P15" style:family="paragraph" style:parent-style-name="Standard" style:list-style-name="L1">
      <style:text-properties fo:font-size="24pt" style:font-size-asian="24pt" style:font-size-complex="24pt"/>
    </style:style>
    <style:style style:name="P16" style:family="paragraph" style:parent-style-name="Standard" style:list-style-name="L2">
      <style:text-properties fo:font-size="24pt" style:font-size-asian="24pt" style:font-size-complex="24pt"/>
    </style:style>
    <style:style style:name="P17" style:family="paragraph" style:parent-style-name="Standard" style:list-style-name="L3">
      <style:text-properties fo:font-size="24pt" style:font-size-asian="24pt" style:font-size-complex="24pt"/>
    </style:style>
    <style:style style:name="P18" style:family="paragraph" style:parent-style-name="Standard" style:list-style-name="L4">
      <style:text-properties fo:font-size="24pt" style:font-size-asian="24pt" style:font-size-complex="24pt"/>
    </style:style>
    <style:style style:name="P19" style:family="paragraph" style:parent-style-name="Standard" style:list-style-name="L5">
      <style:text-properties fo:font-size="24pt" style:font-size-asian="24pt" style:font-size-complex="24pt"/>
    </style:style>
    <style:style style:name="P20" style:family="paragraph" style:parent-style-name="Standard" style:list-style-name="L6">
      <style:text-properties fo:font-size="24pt" style:font-size-asian="24pt" style:font-size-complex="24pt"/>
    </style:style>
    <style:style style:name="P21" style:family="paragraph" style:parent-style-name="Standard" style:list-style-name="L7">
      <style:text-properties fo:font-size="24pt" style:font-size-asian="24pt" style:font-size-complex="24pt"/>
    </style:style>
    <style:style style:name="P22" style:family="paragraph" style:parent-style-name="Standard" style:list-style-name="L8">
      <style:text-properties fo:font-size="24pt" style:font-size-asian="24pt" style:font-size-complex="24pt"/>
    </style:style>
    <style:style style:name="P23" style:family="paragraph" style:parent-style-name="Standard" style:list-style-name="L9">
      <style:text-properties fo:font-size="24pt" style:font-size-asian="24pt" style:font-size-complex="24pt"/>
    </style:style>
    <style:style style:name="P24" style:family="paragraph" style:parent-style-name="Standard" style:list-style-name="L10">
      <style:text-properties fo:font-size="24pt" style:font-size-asian="24pt" style:font-size-complex="24pt"/>
    </style:style>
    <style:style style:name="P25" style:family="paragraph" style:parent-style-name="Standard" style:list-style-name="L11">
      <style:text-properties fo:font-size="24pt" style:font-size-asian="24pt" style:font-size-complex="24pt"/>
    </style:style>
    <style:style style:name="P26" style:family="paragraph" style:parent-style-name="Standard" style:list-style-name="L12">
      <style:text-properties fo:font-size="24pt" style:font-size-asian="24pt" style:font-size-complex="24pt"/>
    </style:style>
    <style:style style:name="P27" style:family="paragraph" style:parent-style-name="Standard" style:list-style-name="L13">
      <style:text-properties fo:font-size="24pt" style:font-size-asian="24pt" style:font-size-complex="24pt"/>
    </style:style>
    <style:style style:name="P28" style:family="paragraph" style:parent-style-name="Standard" style:list-style-name="L14">
      <style:text-properties fo:font-size="24pt" style:font-size-asian="24pt" style:font-size-complex="24pt"/>
    </style:style>
    <style:style style:name="P29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30" style:family="paragraph" style:parent-style-name="Standard">
      <style:text-properties fo:color="#3333ff" fo:font-size="24pt" style:font-size-asian="24pt" style:font-size-complex="24pt"/>
    </style:style>
    <style:style style:name="P31" style:family="paragraph" style:parent-style-name="Standard">
      <style:text-properties fo:color="#009933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7">where is the toilet?</text:p>
          </table:table-cell>
          <table:table-cell table:style-name="表1.C1" office:value-type="string">
            <text:p text:style-name="P7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7">it is next to this resting room.</text:p>
          </table:table-cell>
          <table:table-cell table:style-name="表1.C2" office:value-type="string">
            <text:p text:style-name="P7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10"/>
      <text:p text:style-name="P2"/>
      <text:p text:style-name="P3">20210209_084718=================</text:p>
      <text:list xml:id="list5187919090576441083" text:style-name="L1">
        <text:list-item>
          <text:p text:style-name="P15">#r:20210208_102419</text:p>
        </text:list-item>
        <text:list-item>
          <text:p text:style-name="P15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7">i want to drink a hot drink.</text:p>
          </table:table-cell>
          <table:table-cell table:style-name="表2.C1" office:value-type="string">
            <text:p text:style-name="P7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7">i want to eat some hot food.</text:p>
          </table:table-cell>
          <table:table-cell table:style-name="表2.C2" office:value-type="string">
            <text:p text:style-name="P7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7">are you feeling sick?</text:p>
          </table:table-cell>
          <table:table-cell table:style-name="表2.C2" office:value-type="string">
            <text:p text:style-name="P7">bạn có cảm[느낌~1 thấy như[like bị[ill~1 bệnh[bei` không?</text:p>
          </table:table-cell>
        </table:table-row>
      </table:table>
      <text:list xml:id="list32581625" text:continue-numbering="true" text:style-name="L1">
        <text:list-item>
          <text:p text:style-name="P15"/>
        </text:list-item>
      </text:list>
      <text:p text:style-name="P2"/>
      <text:p text:style-name="P10"/>
      <text:p text:style-name="P3">XXXX=================</text:p>
      <text:p text:style-name="P5">myself / langs : vietnamese / phrases-1 / <text:span text:style-name="T2">20210211_103142</text:span></text:p>
      <text:list xml:id="list6767430692934023582" text:style-name="L2">
        <text:list-item>
          <text:p text:style-name="P16">#r:20210209_091227</text:p>
        </text:list-item>
        <text:list-item>
          <text:p text:style-name="P16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11"/>
      <text:p text:style-name="P3">XXXX=================</text:p>
      <text:p text:style-name="P3">myself / langs : vietnamese / phrases-1 / <text:span text:style-name="T2">20210212_124415</text:span></text:p>
      <text:list xml:id="list7891534409936743913" text:style-name="L3">
        <text:list-item>
          <text:p text:style-name="P17">#r:20210211_103142</text:p>
        </text:list-item>
        <text:list-item>
          <text:p text:style-name="P17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11"/>
      <text:p text:style-name="P3">XXXX=================</text:p>
      <text:p text:style-name="P5"/>
      <text:p text:style-name="P3">myself / laxngs : vietnamese / phrases-1 / <text:span text:style-name="T2">20210215_090529</text:span></text:p>
      <text:list xml:id="list301733969906120079" text:style-name="L4">
        <text:list-item>
          <text:p text:style-name="P18"><text:soft-page-break/>#r:20210212_124415</text:p>
        </text:list-item>
        <text:list-item>
          <text:p text:style-name="P18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11"/>
      <text:p text:style-name="P3">XXXX=================</text:p>
      <text:p text:style-name="P5">myself / langs : vietnamese / phrases-1 / <text:span text:style-name="T2">20210216_100411</text:span></text:p>
      <text:list xml:id="list32599005" text:continue-list="list7891534409936743913" text:style-name="L3">
        <text:list-item>
          <text:p text:style-name="P17">#r:<text:span text:style-name="T7">20210215_090529</text:span></text:p>
        </text:list-item>
        <text:list-item>
          <text:p text:style-name="P29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4202808610969332111" text:style-name="L5">
        <text:list-item>
          <text:p text:style-name="P19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2579356" text:continue-numbering="true" text:style-name="L5">
        <text:list-item>
          <text:p text:style-name="P19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32577702" text:continue-numbering="true" text:style-name="L5">
        <text:list-item>
          <text:p text:style-name="P19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4">#20210216_100411</text:p>
          </table:table-cell>
        </table:table-row>
      </table:table>
      <text:list xml:id="list32604772" text:continue-numbering="true" text:style-name="L5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11"/>
      <text:p text:style-name="P3">XXXX=================</text:p>
      <text:p text:style-name="P5">myself / langs : vietnamese / phrases-1 / <text:span text:style-name="T2">20210219_082436</text:span></text:p>
      <text:list xml:id="list4372728719339421100" text:style-name="L6">
        <text:list-item>
          <text:p text:style-name="P20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2592260" text:continue-numbering="true" text:style-name="L6">
        <text:list-item>
          <text:p text:style-name="P20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11"/>
      <text:p text:style-name="P3">XXXX=================</text:p>
      <text:p text:style-name="P5">myself / langs : vietnamese / phrases-1 / <text:span text:style-name="T2">20210221_141037</text:span></text:p>
      <text:list xml:id="list3279045418075267948" text:style-name="L7">
        <text:list-item>
          <text:p text:style-name="P21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4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2592078" text:continue-numbering="true" text:style-name="L7">
        <text:list-item>
          <text:p text:style-name="P21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11"/>
      <text:p text:style-name="P3">XXXX=================</text:p>
      <text:p text:style-name="P5">myself / langs : vietnamese / phrases-1 / <text:span text:style-name="T2">20210223_110501</text:span></text:p>
      <text:list xml:id="list32577518" text:continue-list="list32604772" text:style-name="L5">
        <text:list-item>
          <text:p text:style-name="P19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">#20210221_141037</text:p>
          </table:table-cell>
        </table:table-row>
        <table:table-row>
          <table:table-cell table:style-name="表15.A2" office:value-type="string">
            <text:p text:style-name="P4">#20210219_082436</text:p>
          </table:table-cell>
        </table:table-row>
      </table:table>
      <text:list xml:id="list32576199" text:continue-numbering="true" text:style-name="L5">
        <text:list-item>
          <text:p text:style-name="P19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11"/>
      <text:p text:style-name="P3">XXXX=================</text:p>
      <text:p text:style-name="P5">myself / langs : vietnamese / phrases-1 / <text:span text:style-name="T2">20210224_101633</text:span></text:p>
      <text:list xml:id="list8894928549961745166" text:style-name="L8">
        <text:list-item>
          <text:p text:style-name="P22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4">#20210223_110501</text:p>
          </table:table-cell>
        </table:table-row>
        <table:table-row>
          <table:table-cell table:style-name="表17.A2" office:value-type="string">
            <text:p text:style-name="P4">20210221_141037</text:p>
          </table:table-cell>
        </table:table-row>
      </table:table>
      <text:list xml:id="list3449312404159762089" text:style-name="L9">
        <text:list-item>
          <text:p text:style-name="P23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11"/>
      <text:p text:style-name="P3">XXXX=================</text:p>
      <text:p text:style-name="P5">myself / langs : vietnamese / phrases-1 / <text:span text:style-name="T2">20210226_141616</text:span></text:p>
      <text:list xml:id="list32576527" text:continue-list="list32576199" text:style-name="L5">
        <text:list-item>
          <text:p text:style-name="P19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4">#20210224_101633</text:p>
          </table:table-cell>
        </table:table-row>
        <table:table-row>
          <table:table-cell table:style-name="表19.A2" office:value-type="string">
            <text:p text:style-name="P4">20210223_110501</text:p>
          </table:table-cell>
        </table:table-row>
      </table:table>
      <text:list xml:id="list32592763" text:continue-numbering="true" text:style-name="L5">
        <text:list-item>
          <text:p text:style-name="P19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11"/>
      <text:p text:style-name="P3"><text:soft-page-break/>XXXX=================</text:p>
      <text:p text:style-name="P5">myself / langs : vietnamese / phrases-1 / <text:span text:style-name="T2">20210301_171110</text:span></text:p>
      <text:list xml:id="list32588121" text:continue-numbering="true" text:style-name="L5">
        <text:list-item>
          <text:p text:style-name="P19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4">#20210226_141616</text:p>
          </table:table-cell>
        </table:table-row>
        <table:table-row>
          <table:table-cell table:style-name="表21.A2" office:value-type="string">
            <text:p text:style-name="P4">#20210224_101633</text:p>
          </table:table-cell>
        </table:table-row>
      </table:table>
      <text:list xml:id="list32592269" text:continue-numbering="true" text:style-name="L5">
        <text:list-item>
          <text:p text:style-name="P19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11"/>
      <text:p text:style-name="P3">XXXX=================</text:p>
      <text:p text:style-name="P5">myself / langs : vietnamese / phrases-1 / <text:span text:style-name="T2">20210302_110503</text:span></text:p>
      <text:list xml:id="list32585990" text:continue-numbering="true" text:style-name="L5">
        <text:list-item>
          <text:p text:style-name="P19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4">#20210301_171110</text:p>
          </table:table-cell>
        </table:table-row>
        <table:table-row>
          <table:table-cell table:style-name="表23.A2" office:value-type="string">
            <text:p text:style-name="P4">#20210226_141616</text:p>
          </table:table-cell>
        </table:table-row>
      </table:table>
      <text:list xml:id="list32573980" text:continue-numbering="true" text:style-name="L5">
        <text:list-item>
          <text:p text:style-name="P19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11"/>
      <text:p text:style-name="P3">XXXX=================</text:p>
      <text:p text:style-name="P6">myself / langs : vietnamese / phrases-1 / 20210303_131237</text:p>
      <text:list xml:id="list32592203" text:continue-numbering="true" text:style-name="L5">
        <text:list-item>
          <text:p text:style-name="P19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4">#20210302_110503</text:p>
          </table:table-cell>
        </table:table-row>
        <table:table-row>
          <table:table-cell table:style-name="表25.A2" office:value-type="string">
            <text:p text:style-name="P4">20210301_171110</text:p>
          </table:table-cell>
        </table:table-row>
      </table:table>
      <text:list xml:id="list32577944" text:continue-numbering="true" text:style-name="L5">
        <text:list-item>
          <text:p text:style-name="P19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11"/>
      <text:p text:style-name="P3">XXXX=================</text:p>
      <text:p text:style-name="P6">myself / langs : vietnamese / phrases-1 / <text:span text:style-name="T2">20210305_145621</text:span></text:p>
      <text:list xml:id="list5142293598411499977" text:style-name="L10">
        <text:list-item>
          <text:p text:style-name="P24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>#20210303_131237</text:p>
          </table:table-cell>
        </table:table-row>
        <table:table-row>
          <table:table-cell table:style-name="表31.A2" office:value-type="string">
            <text:p text:style-name="P2">#20210302_110503</text:p>
          </table:table-cell>
        </table:table-row>
      </table:table>
      <text:list xml:id="list32587666" text:continue-numbering="true" text:style-name="L10">
        <text:list-item>
          <text:p text:style-name="P24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>time : today, yesterday, tomorrow.</text:p>
          </table:table-cell>
          <table:table-cell table:style-name="表32.C1" office:value-type="string">
            <text:p text:style-name="P2">thời gian: hôm nay, hôm qua, ngày mai.</text:p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>now, later, before.</text:p>
          </table:table-cell>
          <table:table-cell table:style-name="表32.C2" office:value-type="string">
            <text:p text:style-name="P2">bây giờ, sau này, trước đây.</text:p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>I will move this rope later.</text:p>
          </table:table-cell>
          <table:table-cell table:style-name="表32.C2" office:value-type="string">
            <text:p text:style-name="P2">Tôi sẽ[의지 di chuyển sợi dây này sau[후~1 khi.</text:p>
          </table:table-cell>
        </table:table-row>
      </table:table>
      <text:p text:style-name="P2">//20210305_150620</text:p>
      <text:p text:style-name="P2"/>
      <text:p text:style-name="P11"/>
      <text:p text:style-name="P3"><text:soft-page-break/>XXXX=================</text:p>
      <text:p text:style-name="P6">myself / langs : vietnamese / phrases-1 / <text:span text:style-name="T2">C:\WORKS_2\shortcuts_docs\start_diary.bat</text:span></text:p>
      <text:list xml:id="list32606142" text:continue-list="list32577944" text:style-name="L5">
        <text:list-item>
          <text:p text:style-name="P19">review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2">#20210305_145621</text:p>
          </table:table-cell>
        </table:table-row>
        <table:table-row>
          <table:table-cell table:style-name="表33.A2" office:value-type="string">
            <text:p text:style-name="P2">#20210303_131237</text:p>
          </table:table-cell>
        </table:table-row>
      </table:table>
      <text:list xml:id="list32578791" text:continue-numbering="true" text:style-name="L5">
        <text:list-item>
          <text:p text:style-name="P19"/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1">1</text:p>
          </table:table-cell>
          <table:table-cell table:style-name="表34.B1" office:value-type="string">
            <text:p text:style-name="P2">I need to move this box to over there.</text:p>
          </table:table-cell>
          <table:table-cell table:style-name="表34.C1" office:value-type="string">
            <text:p text:style-name="P2">Tôi cần chuyển cái hộp này đến chỗ[장소 kia[그.</text:p>
          </table:table-cell>
        </table:table-row>
        <table:table-row>
          <table:table-cell table:style-name="表34.A2" office:value-type="float" office:value="2">
            <text:p text:style-name="P1">2</text:p>
          </table:table-cell>
          <table:table-cell table:style-name="表34.B2" office:value-type="string">
            <text:p text:style-name="P2">It is not necessary. you do not need to do that.</text:p>
          </table:table-cell>
          <table:table-cell table:style-name="表34.C2" office:value-type="string">
            <text:p text:style-name="P2">nó không phải là[였다 cần thiết. bạn không cần[필요하다~1 phải làm việc[일 đó.</text:p>
          </table:table-cell>
        </table:table-row>
      </table:table>
      <text:p text:style-name="P2">//20210306_174545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7_130123</text:span></text:p>
      <text:list xml:id="list32604308" text:continue-numbering="true" text:style-name="L5">
        <text:list-item>
          <text:p text:style-name="P19">review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2">#20210306_174545</text:p>
          </table:table-cell>
        </table:table-row>
        <table:table-row>
          <table:table-cell table:style-name="表35.A2" office:value-type="string">
            <text:p text:style-name="P2">#20210305_145621</text:p>
          </table:table-cell>
        </table:table-row>
      </table:table>
      <text:list xml:id="list32597893" text:continue-numbering="true" text:style-name="L5">
        <text:list-item>
          <text:p text:style-name="P19"><text:soft-page-break/></text:p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float" office:value="1">
            <text:p text:style-name="P1">1</text:p>
          </table:table-cell>
          <table:table-cell table:style-name="表36.B1" office:value-type="string">
            <text:p text:style-name="P2">It is windy today. it is very cold here.</text:p>
          </table:table-cell>
          <table:table-cell table:style-name="表36.C1" office:value-type="string">
            <text:p text:style-name="P2">hôm nay trời[하느님 có gió[바람. ở đây rất lạnh.</text:p>
          </table:table-cell>
        </table:table-row>
        <table:table-row>
          <table:table-cell table:style-name="表36.A2" office:value-type="float" office:value="2">
            <text:p text:style-name="P1">2</text:p>
          </table:table-cell>
          <table:table-cell table:style-name="表36.B2" office:value-type="string">
            <text:p text:style-name="P2">conditions : where do you have pain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3">
            <text:p text:style-name="P1">3</text:p>
          </table:table-cell>
          <table:table-cell table:style-name="表36.B2" office:value-type="string">
            <text:p text:style-name="P2">do you feel sick now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4">
            <text:p text:style-name="P1">4</text:p>
          </table:table-cell>
          <table:table-cell table:style-name="表36.B2" office:value-type="string">
            <text:p text:style-name="P2">can you move this bucket over there for me?</text:p>
          </table:table-cell>
          <table:table-cell table:style-name="表36.C2" office:value-type="string">
            <text:p text:style-name="P2">bạn có thể chuyển cái xô này qua[으로 đó cho tôi không?</text:p>
          </table:table-cell>
        </table:table-row>
        <table:table-row>
          <table:table-cell table:style-name="表36.A2" office:value-type="float" office:value="5">
            <text:p text:style-name="P1">5</text:p>
          </table:table-cell>
          <table:table-cell table:style-name="表36.B2" office:value-type="string">
            <text:p text:style-name="P2">he went to upstairs. he is not here.</text:p>
          </table:table-cell>
          <table:table-cell table:style-name="表36.C2" office:value-type="string">
            <text:p text:style-name="P2">anh ấy đi lên[쪽으로;높은 곳에 있는~1 lầu[바닥. anh ây không[아니~1 co ở đây.</text:p>
          </table:table-cell>
        </table:table-row>
      </table:table>
      <text:p text:style-name="P2">//20210307_132856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8_122511</text:span></text:p>
      <text:list xml:id="list5370389363756518357" text:style-name="L13">
        <text:list-item>
          <text:p text:style-name="P27">review</text:p>
        </text:list-item>
      </text:list>
      <table:table table:name="表37" table:style-name="表37">
        <table:table-column table:style-name="表37.A"/>
        <text:soft-page-break/>
        <table:table-row>
          <table:table-cell table:style-name="表37.A1" office:value-type="string">
            <text:p text:style-name="P2">#20210307_130123</text:p>
          </table:table-cell>
        </table:table-row>
        <table:table-row>
          <table:table-cell table:style-name="表37.A2" office:value-type="string">
            <text:p text:style-name="P2">#20210306_174545</text:p>
          </table:table-cell>
        </table:table-row>
      </table:table>
      <text:list xml:id="list400894866155484617" text:style-name="L14">
        <text:list-item>
          <text:p text:style-name="P28"/>
        </text:list-item>
      </text:list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office:value-type="float" office:value="1">
            <text:p text:style-name="P1">1</text:p>
          </table:table-cell>
          <table:table-cell table:style-name="表38.B1" office:value-type="string">
            <text:p text:style-name="P2">#I understand. that is right.</text:p>
          </table:table-cell>
          <table:table-cell table:style-name="表38.C1" office:value-type="string">
            <text:p text:style-name="P2">*</text:p>
          </table:table-cell>
        </table:table-row>
        <table:table-row>
          <table:table-cell table:style-name="表38.A2" office:value-type="float" office:value="2">
            <text:p text:style-name="P1">2</text:p>
          </table:table-cell>
          <table:table-cell table:style-name="表38.B2" office:value-type="string">
            <text:p text:style-name="P2">#can you say it again? slowly?</text:p>
          </table:table-cell>
          <table:table-cell table:style-name="表38.C2" office:value-type="string">
            <text:p text:style-name="P2">*</text:p>
          </table:table-cell>
        </table:table-row>
        <table:table-row>
          <table:table-cell table:style-name="表38.A2" office:value-type="float" office:value="3">
            <text:p text:style-name="P1">3</text:p>
          </table:table-cell>
          <table:table-cell table:style-name="表38.B2" office:value-type="string">
            <text:p text:style-name="P2">here is a hole. it is dangerous. I do not have a rope.</text:p>
          </table:table-cell>
          <table:table-cell table:style-name="表38.C2" office:value-type="string">
            <text:p text:style-name="P2"/>
          </table:table-cell>
        </table:table-row>
        <table:table-row>
          <table:table-cell table:style-name="表38.A2">
            <text:p text:style-name="P1"/>
          </table:table-cell>
          <table:table-cell table:style-name="表38.B2" office:value-type="string">
            <text:p text:style-name="P2">if I had a rope, I could move this bucket.</text:p>
          </table:table-cell>
          <table:table-cell table:style-name="表38.C2" office:value-type="string">
            <text:p text:style-name="P2">nếu tôi có một sợi dây, tôi có thể di chuyển cái xô này.</text:p>
          </table:table-cell>
        </table:table-row>
      </table:table>
      <text:p text:style-name="P2">//20210308_123556</text:p>
      <text:p text:style-name="P2"/>
      <text:p text:style-name="P11">@@@</text:p>
      <text:p text:style-name="P3">XXXX=================</text:p>
      <text:p text:style-name="P6">myself / langs : vietnamese / phrases-1 / <text:span text:style-name="T2">XXX</text:span></text:p>
      <text:list xml:id="list32590461" text:continue-list="list32597893" text:style-name="L5">
        <text:list-item>
          <text:p text:style-name="P19">review</text:p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2"/>
          </table:table-cell>
        </table:table-row>
        <table:table-row>
          <table:table-cell table:style-name="表39.A2" office:value-type="string">
            <text:p text:style-name="P2"/>
          </table:table-cell>
        </table:table-row>
      </table:table>
      <text:list xml:id="list32583984" text:continue-numbering="true" text:style-name="L5">
        <text:list-item>
          <text:p text:style-name="P19"/>
        </text:list-item>
      </text:list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float" office:value="1">
            <text:p text:style-name="P1">1</text:p>
          </table:table-cell>
          <table:table-cell table:style-name="表40.B1" office:value-type="string">
            <text:p text:style-name="P2"/>
          </table:table-cell>
          <table:table-cell table:style-name="表40.C1" office:value-type="string">
            <text:p text:style-name="P2"/>
          </table:table-cell>
        </table:table-row>
        <text:soft-page-break/>
        <table:table-row>
          <table:table-cell table:style-name="表40.A2" office:value-type="float" office:value="2">
            <text:p text:style-name="P1">2</text:p>
          </table:table-cell>
          <table:table-cell table:style-name="表40.B2" office:value-type="string">
            <text:p text:style-name="P2"/>
          </table:table-cell>
          <table:table-cell table:style-name="表40.C2" office:value-type="string">
            <text:p text:style-name="P2"/>
          </table:table-cell>
        </table:table-row>
        <table:table-row>
          <table:table-cell table:style-name="表40.A2" office:value-type="float" office:value="3">
            <text:p text:style-name="P1">3</text:p>
          </table:table-cell>
          <table:table-cell table:style-name="表40.B2" office:value-type="string">
            <text:p text:style-name="P2"/>
          </table:table-cell>
          <table:table-cell table:style-name="表40.C2" office:value-type="string">
            <text:p text:style-name="P2"/>
          </table:table-cell>
        </table:table-row>
      </table:table>
      <text:p text:style-name="P2">//</text:p>
      <text:p text:style-name="P2"/>
      <text:p text:style-name="P2"/>
      <text:p text:style-name="P2"/>
      <text:p text:style-name="P2"/>
      <text:p text:style-name="P8">-------------------- TEMPLATE 20210209_084808</text:p>
      <text:p text:style-name="P3">XXXX=================</text:p>
      <text:p text:style-name="P6">myself / langs : vietnamese / phrases-1 / <text:span text:style-name="T2">XXX</text:span></text:p>
      <text:list xml:id="list32573831" text:continue-numbering="true" text:style-name="L5">
        <text:list-item>
          <text:p text:style-name="P19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/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2598431" text:continue-numbering="true" text:style-name="L5">
        <text:list-item>
          <text:p text:style-name="P19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9">--------------------------------- <text:span text:style-name="T5">후보</text:span> : 20210212_130500</text:p>
      <text:p text:style-name="P9">%%%</text:p>
      <text:p text:style-name="P8"/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1">1</text:p>
          </table:table-cell>
          <table:table-cell table:style-name="表29.B1" office:value-type="string">
            <text:p text:style-name="P2">a nail was sticking out on the board.</text:p>
          </table:table-cell>
          <table:table-cell table:style-name="表29.C1" office:value-type="string">
            <text:p text:style-name="P9">20210212_130500</text:p>
          </table:table-cell>
        </table:table-row>
        <text:soft-page-break/>
        <table:table-row>
          <table:table-cell table:style-name="表29.A2" office:value-type="float" office:value="2">
            <text:p text:style-name="P1">2</text:p>
          </table:table-cell>
          <table:table-cell table:style-name="表29.B2" office:value-type="string">
            <text:p text:style-name="P2">his hand got injured by the nail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3">
            <text:p text:style-name="P1">3</text:p>
          </table:table-cell>
          <table:table-cell table:style-name="表29.B2" office:value-type="string">
            <text:p text:style-name="P2">where do you live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4">
            <text:p text:style-name="P1">4</text:p>
          </table:table-cell>
          <table:table-cell table:style-name="表29.B2" office:value-type="string">
            <text:p text:style-name="P2">where is your company located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5">
            <text:p text:style-name="P1">5</text:p>
          </table:table-cell>
          <table:table-cell table:style-name="表29.B2" office:value-type="string">
            <text:p text:style-name="P2">from where did you come here this morning?</text:p>
          </table:table-cell>
          <table:table-cell table:style-name="表29.C2" office:value-type="string">
            <text:p text:style-name="P9">20210212_130500</text:p>
          </table:table-cell>
        </table:table-row>
        <table:table-row>
          <table:table-cell table:style-name="表29.A2" office:value-type="float" office:value="6">
            <text:p text:style-name="P1">6</text:p>
          </table:table-cell>
          <table:table-cell table:style-name="表29.B2" office:value-type="string">
            <text:p text:style-name="P2">this thing is very heavy. you do not need to move it.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ox is on the floor. three wood boards are <text:s/>on the elevator.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ucket is on the stairs. can you pass the bucket to me?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did you eat meal already? are you thirsty?</text:p>
          </table:table-cell>
          <table:table-cell table:style-name="表29.C2" office:value-type="string">
            <text:p text:style-name="P2"/>
          </table:table-cell>
        </table:table-row>
        <table:table-row>
          <table:table-cell table:style-name="表29.A2" office:value-type="float" office:value="10">
            <text:p text:style-name="P1">10</text:p>
          </table:table-cell>
          <table:table-cell table:style-name="表29.B2" office:value-type="string">
            <text:p text:style-name="P2">by : he was hit by this iron rod.</text:p>
          </table:table-cell>
          <table:table-cell table:style-name="表29.C2" office:value-type="string">
            <text:p text:style-name="P2">20210216_10131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by : I come here by train.</text:p>
          </table:table-cell>
          <table:table-cell table:style-name="表29.C2" office:value-type="string">
            <text:p text:style-name="P2">20210216_10131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re are you from in Vietnam?</text:p>
          </table:table-cell>
          <table:table-cell table:style-name="表29.C2" office:value-type="string">
            <text:p text:style-name="P2">20210216_110625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here is a hole. it is dangerous. I do not have a rope.</text:p>
          </table:table-cell>
          <table:table-cell table:style-name="表29.C2" office:value-type="string">
            <text:p text:style-name="P7">20210217_123203</text:p>
          </table:table-cell>
        </table:table-row>
        <text:soft-page-break/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e put concrete around the elevator.</text:p>
          </table:table-cell>
          <table:table-cell table:style-name="表29.C2" office:value-type="string">
            <text:p text:style-name="P7">20210217_123422</text:p>
          </table:table-cell>
        </table:table-row>
        <table:table-row>
          <table:table-cell table:style-name="表29.A2" office:value-type="float" office:value="15">
            <text:p text:style-name="P1">15</text:p>
          </table:table-cell>
          <table:table-cell table:style-name="表29.B2" office:value-type="string">
            <text:p text:style-name="P2">can you hold this rope for me?</text:p>
          </table:table-cell>
          <table:table-cell table:style-name="表29.C2" office:value-type="string">
            <text:p text:style-name="P7">20210217_123601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an you move this bucket over there for me?</text:p>
          </table:table-cell>
          <table:table-cell table:style-name="表29.C2" office:value-type="string">
            <text:p text:style-name="P7">20210217_123601</text:p>
          </table:table-cell>
        </table:table-row>
        <table:table-row>
          <table:table-cell table:style-name="表29.A2" office:value-type="float" office:value="17">
            <text:p text:style-name="P1">17</text:p>
          </table:table-cell>
          <table:table-cell table:style-name="表29.B2" office:value-type="string">
            <text:p text:style-name="P2">where is it located in Vietnam? south, north, center?</text:p>
          </table:table-cell>
          <table:table-cell table:style-name="表29.C2" office:value-type="string">
            <text:p text:style-name="P7">20210217_124502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n did you come to Japan?</text:p>
          </table:table-cell>
          <table:table-cell table:style-name="表29.C2" office:value-type="string">
            <text:p text:style-name="P7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I came to japan two years ago.</text:p>
          </table:table-cell>
          <table:table-cell table:style-name="表29.C2" office:value-type="string">
            <text:p text:style-name="P7">20210223_111715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you live in japan for a long time.</text:p>
          </table:table-cell>
          <table:table-cell table:style-name="表29.C2" office:value-type="string">
            <text:p text:style-name="P7">20210223_111906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did you arrive here this morning?</text:p>
          </table:table-cell>
          <table:table-cell table:style-name="表29.C2" office:value-type="string">
            <text:p text:style-name="P7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does it hurt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where do you have pain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o you feel sick now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: when did you sleep last night?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can you pull this rope a <text:soft-page-break/>little?</text:p>
          </table:table-cell>
          <table:table-cell table:style-name="表29.C2" office:value-type="string">
            <text:p text:style-name="P7">20210219_0829<text:soft-page-break/>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we bring in much of concrete today.</text:p>
          </table:table-cell>
          <table:table-cell table:style-name="表29.C2" office:value-type="string">
            <text:p text:style-name="P7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this is a tall building. that is a long rope.</text:p>
          </table:table-cell>
          <table:table-cell table:style-name="表29.C2" office:value-type="string">
            <text:p text:style-name="P7">20210223_112255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car to come her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train to go ther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vehicle : I have a bicycle at home.</text:p>
          </table:table-cell>
          <table:table-cell table:style-name="表29.C2" office:value-type="string">
            <text:p text:style-name="P7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/>
          </table:table-cell>
          <table:table-cell table:style-name="表29.C2" office:value-type="string">
            <text:p text:style-name="P7"/>
          </table:table-cell>
        </table:table-row>
      </table:table>
      <text:p text:style-name="P2"/>
      <text:p text:style-name="P8">--------------------------------------- closing : 20210209_091311</text:p>
      <text:list xml:id="list3565524062096466652" text:style-name="L11">
        <text:list-item>
          <text:p text:style-name="P25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"(myself : vietnamese) periodical updates" &amp;&amp; e &amp;&amp; p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1466553814857100202" text:style-name="L12">
        <text:list-item>
          <text:p text:style-name="P26"><text:soft-page-break/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8T12:36:32.63</dc:date>
    <dc:creator>iwabuchi ken</dc:creator>
    <meta:editing-duration>PT8H42M4S</meta:editing-duration>
    <meta:editing-cycles>50</meta:editing-cycles>
    <meta:generator>OpenOffice/4.1.3$Win32 OpenOffice.org_project/413m1$Build-9783</meta:generator>
    <meta:document-statistic meta:table-count="40" meta:image-count="0" meta:object-count="0" meta:page-count="21" meta:paragraph-count="399" meta:word-count="2077" meta:character-count="9619"/>
  </office:meta>
</office:document-meta>
</file>